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webkit-standard" svg:font-family="webkit-standard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webkit-standard" fo:font-size="15.75pt" fo:letter-spacing="normal" fo:font-style="normal" fo:font-weight="normal"/>
    </style:style>
    <style:style style:name="T1" style:family="text">
      <style:text-properties officeooo:rsid="0012c2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ссмотрим схему построения эффекта "дождик". Капельки дождя есть члены нумерованной структуры/объекта  drop.  Максимальное количество  капелек &lt;DR_Quan&gt; на ленте длиной ,&lt;LEN_all&gt; для STM8S103 с тактовой частотой 16 МГц может достигать десяти. Объект drop состоит из двух частей: 1. -вспышка (след от падения) , это просто яркая точка &lt;bright&gt; с длительностью  &lt;T_spl&gt; тактов, время и место возникновения  - &lt;t_app, x_app&gt;  2). - цветная волна, расходящаяся в обе стороны, имеющая время жизни T_life. Волна имеет 3 параметра - время, место &lt;vert&gt; и амплитуду &lt;w_max&gt;. "Толщина" волны выбрана постоянной-  5-6 точек. <text:span text:style-name="T1">Амплитуда волны уменьшается со временем от &lt;bright&gt; в момент &lt;t_app&gt; до 0 в момент &lt;T_life&gt;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webkit-standard" svg:font-family="webkit-standar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5.9.2$Linux_X86_64 LibreOffice_project/5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102" meta:character-count="710" meta:non-whitespace-character-count="601"/>
  </office:meta>
</office:document-meta>
</file>